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403d" officeooo:paragraph-rsid="0004403d"/>
    </style:style>
    <style:style style:name="P2" style:family="paragraph" style:parent-style-name="Standard">
      <style:text-properties fo:language="ru" fo:country="RU" officeooo:rsid="000516ee" officeooo:paragraph-rsid="000516e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52bf8"/>
    </style:style>
    <style:style style:name="T3" style:family="text">
      <style:text-properties fo:language="en" fo:country="US"/>
    </style:style>
    <style:style style:name="T4" style:family="text">
      <style:text-properties officeooo:rsid="00052b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span text:style-name="T1">при помощи флоат сделать меню </text:span></text:p>
      <text:p text:style-name="P1"><text:span text:style-name="T1">ссылка <text:s/></text:span><text:span text:style-name="T3">know more </text:span></text:p>
      <text:p text:style-name="P1"><text:span text:style-name="T3"/></text:p>
      <text:p text:style-name="P2">в центре контейнер </text:p>
      <text:p text:style-name="P2"/>
      <text:p text:style-name="P2"/>
      <text:p text:style-name="P2">не таблица</text:p>
      <text:p text:style-name="P2"/>
      <text:p text:style-name="P2">заставка на 100% браузера</text:p>
      <text:p text:style-name="P2">значки как картинки использовать </text:p>
      <text:p text:style-name="P2"/>
      <text:p text:style-name="P2"/>
      <text:p text:style-name="P2">2. <text:span text:style-name="T4">одну на выбор или все 4 сделать как доп.задание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6-03T14:09:35.198000000</dc:date>
    <meta:editing-duration>PT1M58S</meta:editing-duration>
    <meta:editing-cycles>3</meta:editing-cycles>
    <meta:document-statistic meta:table-count="0" meta:image-count="0" meta:object-count="0" meta:page-count="1" meta:paragraph-count="7" meta:word-count="31" meta:character-count="188" meta:non-whitespace-character-count="158"/>
  </office:meta>
</office:document-meta>
</file>